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JUnit4ClassRunnerAppCtxTests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verifyBean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verifyResourceAnnotationInjec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verifyResourceAnnotationInject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verifyAutowiredAtValue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JUnit4ClassRunnerAppCtxTests.verifyAutowiredAtValu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JUnit4ClassRunnerAppCtxTests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verifyAnnotationAutowiredAndInject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ingJUnit4ClassRunnerAppCtxTests.setSpelParameterValue( @ Value ( "#{2 == (1+1)}" ) Boolean spelParamet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verifyBean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setLiteralParameterValue( @ Value ( "enigma" ) String literalParamet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setBar( Stri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setEmployee( Employee employ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verifyApplicationContex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AppCtxTests.verifyAnnotationAutowi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